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256cm"/>
    </style:style>
    <style:style style:name="P1" style:family="paragraph">
      <style:text-properties fo:font-family="'Trebuchet MS'" style:font-family-generic="swiss" style:font-pitch="variable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text-properties style:use-window-font-color="true" fo:font-weight="bold" style:font-weight-asian="bold" style:font-weight-complex="bold"/>
    </style:style>
    <style:style style:name="T1" style:family="text">
      <style:text-properties fo:font-family="'Trebuchet MS'" style:font-family-generic="swiss" style:font-pitch="variable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draw:id="id1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>Computer Graphics</text:span></text:p>
            <text:p><text:span text:style-name="T1"/></text:p>
            <text:p><text:span text:style-name="T1">School of Computer Science</text:span></text:p>
            <text:p><text:span text:style-name="T1">University of Seoul</text:span></text:p>
            <text:p><text:span text:style-name="T1">Minho Kim</text:span></text:p>
          </draw:text-box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draw:id="id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 Get Started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we need?</text:p>
                <text:list>
                  <text:list-item>
                    <text:p>To create a window</text:p>
                  </text:list-item>
                  <text:list-item>
                    <text:p>To handle events</text:p>
                  </text:list-item>
                  <text:list-item>
                    <text:p>To render objects</text:p>
                  </text:list-item>
                </text:list>
              </text:list-item>
              <text:list-item>
                <text:p>OpenGL only supports “rendering” process</text:p>
              </text:list-item>
              <text:list-item>
                <text:p>Helper library required → GLUT (GL Utility Toolkit)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><text:span text:style-name="T2">sample01.c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inimal OpenGL program</text:p>
              </text:list-item>
              <text:list-item>
                <text:p>How can we compile it?</text:p>
              </text:list-item>
              <text:list-item>
                <text:p>What each function call does?</text:p>
              </text:list-item>
              <text:list-item>
                <text:p>What happens if we remove each function call?</text:p>
              </text:list-item>
              <text:list-item>
                <text:p>What is the relationship between the coordinates of the vertices and the screen?</text:p>
              </text:list-item>
              <text:list-item>
                <text:p>How can we change the initial window size/position?</text:p>
              </text:list-item>
              <text:list-item>
                <text:p>How can we change the color used to clear the screen?</text:p>
              </text:list-item>
              <text:list-item>
                <text:p>How can we change the color of the rectangle?</text:p>
              </text:list-item>
              <text:list-item>
                <text:p>How can we draw other primitives?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4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ore on OpenGL/GL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a xlink:href="http://en.wikibooks.org/wiki/OpenGL_Programming/Basics/NamingConventions">Naming conventions</text:a></text:p>
              </text:list-item>
              <text:list-item>
                <text:p><text:a xlink:href="http://glprogramming.com/red/chapter01.html">Data types</text:a></text:p>
              </text:list-item>
              <text:list-item>
                <text:p>What are the buffers other than color buffer?</text:p>
              </text:list-item>
              <text:list-item>
                <text:p>How many <text:a xlink:href="http://glprogramming.com/red/appendixb.html">states</text:a> are there?</text:p>
              </text:list-item>
              <text:list-item>
                <text:p>Which <text:a xlink:href="http://glprogramming.com/red/chapter02.html">objects</text:a> can we draw?</text:p>
              </text:list-item>
              <text:list-item>
                <text:p>What other events can we handle?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draw:id="id5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><text:span text:style-name="T2">sample02.c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do we need to do for “double buffering”?</text:p>
              </text:list-item>
              <text:list-item>
                <text:p>How can we handle the keyboard event?</text:p>
              </text:list-item>
              <text:list-item>
                <text:p>How can we handle other key events, such as function keys and arrow keys?</text:p>
              </text:list-item>
              <text:list-item>
                <text:p>How can we handle <text:a xlink:href="http://en.wikipedia.org/wiki/Modifier_key">modifier keys</text:a>?</text:p>
              </text:list-item>
              <text:list-item>
                <text:p>How can we change the mapping between the coordinate system and the screen?</text:p>
              </text:list-item>
              <text:list-item>
                <text:p>How can we remove the distortion?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draw:id="id6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><text:span text:style-name="T2">sample03.c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o change the (<text:a xlink:href="http://www.songho.ca/opengl/gl_projectionmatrix.html">orthographic</text:a> 2D) camera setting dynamically – translation &amp; zooming</text:p>
              </text:list-item>
              <text:list-item>
                <text:p>How can we rotate the camera?</text:p>
              </text:list-item>
              <text:list-item>
                <text:p>What types of cameras are supported?</text:p>
              </text:list-item>
              <text:list-item>
                <text:p>What is the default camera setting?</text:p>
              </text:list-item>
              <text:list-item>
                <text:p>What does the projection matrix do?</text:p>
              </text:list-item>
              <text:list-item>
                <text:p>How can we make the image flipped vertically/horizontally?</text:p>
              </text:list-item>
              <text:list-item>
                <text:p>How can we achieve the same effect using <text:span text:style-name="T2">glMultMatrix</text:span>?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draw:id="id7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><text:span text:style-name="T3">Matrix Stacks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op element denotes current matrix state</text:p>
              </text:list-item>
              <text:list-item>
                <text:p>Four stacks: <text:span text:style-name="T4">modelview</text:span>, <text:span text:style-name="T4">projection</text:span>, texture, and color</text:p>
              </text:list-item>
              <text:list-item>
                <text:p>Different (minimum) stack depth for each</text:p>
              </text:list-item>
              <text:list-item>
                <text:p>Stored in <text:span text:style-name="T4">column-major</text:span> format</text:p>
              </text:list-item>
              <text:list-item>
                <text:p><text:span text:style-name="T5">Operations</text:span></text:p>
                <text:list>
                  <text:list-item>
                    <text:p><text:span text:style-name="T2"><text:a xlink:href="http://www.opengl.org/sdk/docs/man/xhtml/glLoadIdentity.xml">glLoadIdentity</text:a></text:span>, <text:span text:style-name="T2"><text:a xlink:href="http://www.opengl.org/sdk/docs/man/xhtml/glLoadMatrix.xml">glLoadMatrix</text:a></text:span>, <text:span text:style-name="T2"><text:a xlink:href="http://www.opengl.org/sdk/docs/man/xhtml/glPushMatrix.xml">glPushMatrix</text:a></text:span>, <text:span text:style-name="T2">glPopMatrix</text:span>, <text:span text:style-name="T2"><text:a xlink:href="http://www.opengl.org/sdk/docs/man/xhtml/glMultMatrix.xml">glMultMatrix</text:a></text:span>, etc.</text:p>
                  </text:list-item>
                </text:list>
              </text:list-item>
              <text:list-item>
                <text:p>Can handle hierarchical transformation (modelview) – How?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draw:id="id8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><text:span text:style-name="T2">sample04.c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ransformation using modelview matrix stack</text:p>
              </text:list-item>
              <text:list-item>
                <text:p>What's the content of the modelview matrix stack?</text:p>
              </text:list-item>
              <text:list-item>
                <text:p>How can we implement scissor-type “hand”?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draw:id="id9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><text:span text:style-name="T2">sample05.c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a xlink:href="http://www.songho.ca/opengl/gl_projectionmatrix.html">Perspective projection</text:a></text:p>
              </text:list-item>
              <text:list-item>
                <text:p><text:span text:style-name="T2"><text:a xlink:href="http://www.opengl.org/sdk/docs/man/xhtml/glFrustum.xml">glFrustum</text:a></text:span></text:p>
              </text:list-item>
              <text:list-item>
                <text:p>How can we zoom in/out?</text:p>
              </text:list-item>
              <text:list-item>
                <text:p>How can we achieve the same projection using <text:span text:style-name="T2">glMultMatrix</text:span>?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draw:id="id1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Hidden-Surface Remov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penGL uses <text:a xlink:href="http://en.wikipedia.org/wiki/Z-buffering">z-buffering</text:a> (depth-buffering)</text:p>
              </text:list-item>
              <text:list-item>
                <text:p>To-do:</text:p>
                <text:list>
                  <text:list-item>
                    <text:p>Request depth buffer (<text:span text:style-name="T6">glutInitDisplayMode</text:span>)</text:p>
                  </text:list-item>
                  <text:list-item>
                    <text:p>Enable depth test (<text:span text:style-name="T6">glEnable(GL_DEPTH_TEST)</text:span>)</text:p>
                  </text:list-item>
                  <text:list-item>
                    <text:p>Clear depth buffer before rendering (<text:span text:style-name="T6">glClear</text:span>)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nho Kim</meta:initial-creator>
    <meta:creation-date>2010-09-02T17:57:42</meta:creation-date>
    <dc:date>2010-09-19T22:24:44</dc:date>
    <dc:creator>Minho Kim</dc:creator>
    <meta:editing-duration>PT08H48M30S</meta:editing-duration>
    <meta:editing-cycles>59</meta:editing-cycles>
    <meta:generator>OpenOffice.org/3.2$Unix OpenOffice.org_project/320m12$Build-9483</meta:generator>
    <meta:document-statistic meta:object-count="60"/>
  </office:meta>
</office:document-meta>
</file>